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fill-color="#ff0000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style:writing-mode="lr-tb"/>
      <style:text-properties fo:color="#c9211e" loext:opacity="100%" loext:color-lum-mod="100%" loext:color-lum-off="0%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c9211e" loext:opacity="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>
      <loext:graphic-properties draw:fill-color="#ff0000"/>
      <style:paragraph-properties style:writing-mode="lr-tb"/>
      <style:text-properties fo:color="#c9211e" loext:opacity="100%" loext:color-lum-mod="100%" loext:color-lum-off="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style:text-properties fo:color="#c9211e" loext:opacity="100%" loext:color-lum-mod="100%" loext:color-lum-off="0%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text-properties fo:color="#c9211e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1" style:family="paragraph">
      <style:text-properties fo:color="#c9211e" loext:opacity="100%" loext:color-lum-mod="100%" loext:color-lum-off="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color="#c9211e" loext:opacity="100%" fo:font-size="35pt" style:text-underline-style="solid" style:text-underline-width="auto" style:text-underline-color="font-color" fo:font-weight="bold" style:font-size-asian="35pt" style:font-weight-asian="bold" style:font-size-complex="35pt" style:font-weight-complex="bold"/>
    </style:style>
    <style:style style:name="P15" style:family="paragraph">
      <style:text-properties fo:color="#c9211e" loext:opacity="100%" loext:color-lum-mod="100%" loext:color-lum-off="0%" fo:font-size="35pt" style:text-underline-style="solid" style:text-underline-width="auto" style:text-underline-color="font-color" fo:font-weight="bold" style:font-size-asian="35pt" style:font-weight-asian="bold" style:font-size-complex="35pt" style:font-weight-complex="bold"/>
    </style:style>
    <style:style style:name="P16" style:family="paragraph">
      <style:paragraph-properties fo:margin-top="0.5cm" fo:margin-bottom="0cm" fo:text-align="center"/>
    </style:style>
    <style:style style:name="T1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c9211e" loext:opacity="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color="#c9211e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fo:color="#c9211e" loext:opacity="100%" fo:font-size="35pt" style:text-underline-style="solid" style:text-underline-width="auto" style:text-underline-color="font-color" fo:font-weight="bold" style:font-size-asian="35pt" style:font-weight-asian="bold" style:font-size-complex="35pt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Qu’est ce que NPM ?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><text:span text:style-name="T2">NPM est un gestionnaire de paquet .</text:span></text:p>
            <text:p><text:span text:style-name="T2"/></text:p>
            <text:p><text:span text:style-name="T2">Il va permettre de faire des partages de packages entre plusieurs personnes grâce à NPM.</text:span></text:p>
            <text:p><text:span text:style-name="T2"/></text:p>
            <text:p><text:span text:style-name="T2">https://www.npmjs.com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3">Pourquoi utiliser NPM ?</text:span>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header>
                <text:p text:style-name="P7">Utiliser NPM c'est developper avec tous les developpeurs qui l'utilisent aussi.</text:p>
                <text:p text:style-name="P7">Vous pouvez partager des packages avec eux mais aussi recuperer des packages de leur part .</text:p>
                <text:p text:style-name="P7">Vous pouvez trouver d'autre developpeurs qui ont les memes problemes que vous, ou les memes projets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"><text:span text:style-name="T1">Qu’est ce qu’un package ?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4">Qu’est-ce que le registry ou l’enregistreur </text:span>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header>
                <text:p text:style-name="P12"/>
                <text:p text:style-name="P12">Le Registry NPM n'est ni plus ni moins qu'une enorme base de donnees de packages JS pouvant aussi contenir des applications accessible partout en utilisant NPM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"><text:span text:style-name="T1">L'interface en ligne de commande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2">L'interface en ligne de commande est utilisée par la majeure partie des developpeurs.</text:p>
                <text:p text:style-name="P12">Vous pouvez telecharger des packages et les adapter a vos besoins.</text:p>
                <text:p text:style-name="P12">Vous pouvez aussi executer des packages depuis le Registry sans avoir a les telecharger.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5">Qu'est ce qu'NPX (Node Package Execute)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/>
                <text:p text:style-name="P12">NPX est un module de NPM, il vous permet d'executer une application depuis le Registry NPM sans avoir a le telecharger au prealable</text:p>
                <text:p text:style-name="P12"/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"><text:span text:style-name="T1">Comment installer NPM ?</text:span>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header>
                <text:p text:style-name="P12"><text:span text:style-name="T6">Version Linux</text:span></text:p>
                <text:p text:style-name="P12"><text:span text:style-name="T7">Pour installer nodejs, il faut utiliser :</text:span></text:p>
              </text:list-header>
              <text:list-item>
                <text:p text:style-name="P12"><text:span text:style-name="T8">Sudo apt-get install </text:span><text:span text:style-name="T9">nodejs</text:span></text:p>
                <text:p text:style-name="P12"><text:span text:style-name="T9"/></text:p>
                <text:p text:style-name="P12"><text:span text:style-name="T7">Pour installer NPM après avoir installer NodeJS, il faut utiliser :</text:span></text:p>
              </text:list-item>
              <text:list-item>
                <text:p text:style-name="P12"><text:span text:style-name="T8">Sudo apt-get install </text:span><text:span text:style-name="T9">np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1"><text:span text:style-name="T1">Comment installer NPM ?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16"><text:span text:style-name="T6">Version ARC-Linux</text:span></text:p>
                <text:p text:style-name="P16"><text:span text:style-name="T7">Pour installer nodejs, il faut utiliser :</text:span></text:p>
              </text:list-header>
              <text:list-item>
                <text:p text:style-name="P16"><text:span text:style-name="T8">Sudo pacman -S </text:span><text:span text:style-name="T9">nodejs</text:span></text:p>
                <text:p text:style-name="P16"><text:span text:style-name="T9"/></text:p>
                <text:p text:style-name="P16"><text:span text:style-name="T7">Pour installer NPM après avoir installer NodeJS, il faut utiliser :</text:span></text:p>
              </text:list-item>
              <text:list-item>
                <text:p text:style-name="P16"><text:span text:style-name="T8">Sudo pacman -S </text:span><text:span text:style-name="T9">np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5:07:47.290380256</meta:creation-date>
    <dc:date>2022-10-12T11:22:25.697611251</dc:date>
    <meta:editing-duration>PT3H5M52S</meta:editing-duration>
    <meta:editing-cycles>4</meta:editing-cycles>
    <meta:generator>LibreOffice/7.4.1.2$Linux_X86_64 LibreOffice_project/40$Build-2</meta:generator>
    <meta:document-statistic meta:object-count="53"/>
  </office:meta>
</office:document-meta>
</file>